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14e2" officeooo:paragraph-rsid="001d14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ción del catedrátic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úl méndez</meta:initial-creator>
    <meta:creation-date>2015-04-29T12:42:29.420162892</meta:creation-date>
    <dc:date>2015-04-29T12:43:31.671258370</dc:date>
    <dc:creator>saúl méndez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9" meta:non-whitespace-character-count="27"/>
    <meta:generator>LibreOffice/4.2.7.2$Linux_X86_64 LibreOffice_project/420m0$Build-2</meta:generator>
  </office:meta>
</office:document-meta>
</file>